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95pt"/>
    </style:style>
    <style:style style:name="co2" style:family="table-column">
      <style:table-column-properties fo:break-before="auto" style:column-width="261.61pt"/>
    </style:style>
    <style:style style:name="co3" style:family="table-column">
      <style:table-column-properties fo:break-before="auto" style:column-width="33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2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846.26pt" svg:height="254.83pt" svg:x="556.41pt" svg:y="279.27pt">
            <draw:object draw:notify-on-update-of-ranges="a.A2:a.B12 a.E1:a.E1 a.E2:a.E12 a.D1:a.D1 a.D2:a.D12 a.C1:a.C1 a.C2:a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number-columns-repeated="1019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ingle models</text:p>
          </table:table-cell>
          <table:table-cell office:value-type="string" calcext:value-type="string">
            <text:p>Clusters</text:p>
          </table:table-cell>
          <table:table-cell office:value-type="float" office:value="0.953" calcext:value-type="float">
            <text:p>0.95</text:p>
          </table:table-cell>
          <table:table-cell office:value-type="float" office:value="0.683" calcext:value-type="float">
            <text:p>0.68</text:p>
          </table:table-cell>
          <table:table-cell office:value-type="float" office:value="0.796" calcext:value-type="float">
            <text:p>0.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words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target</text:p>
          </table:table-cell>
          <table:table-cell office:value-type="float" office:value="0.647" calcext:value-type="float">
            <text:p>0.65</text:p>
          </table:table-cell>
          <table:table-cell office:value-type="float" office:value="0.367" calcext:value-type="float">
            <text:p>0.37</text:p>
          </table:table-cell>
          <table:table-cell office:value-type="float" office:value="0.468" calcext:value-type="float">
            <text:p>0.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all</text:p>
          </table:table-cell>
          <table:table-cell table:number-columns-repeated="3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gramtarget</text:p>
          </table:table-cell>
          <table:table-cell office:value-type="float" office:value="0.455" calcext:value-type="float">
            <text:p>0.46</text:p>
          </table:table-cell>
          <table:table-cell office:value-type="float" office:value="0.083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igramall</text:p>
          </table:table-cell>
          <table:table-cell office:value-type="float" office:value="0.684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67" calcext:value-type="float">
            <text:p>0.6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 comb.</text:p>
          </table:table-cell>
          <table:table-cell office:value-type="string" calcext:value-type="string">
            <text:p>DepstargetCoocsClustersTrigramstarget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sallCoocsClustersTrigramsall</text:p>
          </table:table-cell>
          <table:table-cell table:number-columns-repeated="3" office:value-type="float" office:value="0.917" calcext:value-type="float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stargetCoocsClusters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sallCoocsClusters</text:p>
          </table:table-cell>
          <table:table-cell table:number-columns-repeated="3" office:value-type="float" office:value="0.917" calcext:value-type="float">
            <text:p>0.9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a comb.</text:p>
          </table:table-cell>
          <table:table-cell office:value-type="string" calcext:value-type="string">
            <text:p>Clusters+Depstarget+Depwords+Trigramstarget: majority</text:p>
          </table:table-cell>
          <table:table-cell office:value-type="float" office:value="0.94" calcext:value-type="float">
            <text:p>0.94</text:p>
          </table:table-cell>
          <table:table-cell office:value-type="float" office:value="0.783" calcext:value-type="float">
            <text:p>0.78</text:p>
          </table:table-cell>
          <table:table-cell office:value-type="float" office:value="0.854" calcext:value-type="float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target+Depwords+Trigramstarget: ranks</text:p>
          </table:table-cell>
          <table:table-cell office:value-type="float" office:value="0.941" calcext:value-type="float">
            <text:p>0.94</text:p>
          </table:table-cell>
          <table:table-cell office:value-type="float" office:value="0.533" calcext:value-type="float">
            <text:p>0.53</text:p>
          </table:table-cell>
          <table:table-cell office:value-type="float" office:value="0.681" calcext:value-type="float">
            <text:p>0.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target+Depwords+Trigramstarget: sum</text:p>
          </table:table-cell>
          <table:table-cell office:value-type="float" office:value="0.943" calcext:value-type="float">
            <text:p>0.94</text:p>
          </table:table-cell>
          <table:table-cell office:value-type="float" office:value="0.833" calcext:value-type="float">
            <text:p>0.83</text:p>
          </table:table-cell>
          <table:table-cell office:value-type="float" office:value="0.885" calcext:value-type="float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+Trigramsall: majority</text:p>
          </table:table-cell>
          <table:table-cell office:value-type="float" office:value="0.898" calcext:value-type="float">
            <text:p>0.90</text:p>
          </table:table-cell>
          <table:table-cell office:value-type="float" office:value="0.883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+Trigramsall: ranks</text:p>
          </table:table-cell>
          <table:table-cell office:value-type="float" office:value="0.927" calcext:value-type="float">
            <text:p>0.93</text:p>
          </table:table-cell>
          <table:table-cell office:value-type="float" office:value="0.633" calcext:value-type="float">
            <text:p>0.63</text:p>
          </table:table-cell>
          <table:table-cell office:value-type="float" office:value="0.752" calcext:value-type="float">
            <text:p>0.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+Trigramsall: sum</text:p>
          </table:table-cell>
          <table:table-cell table:number-columns-repeated="3" office:value-type="float" office:value="0.917" calcext:value-type="float">
            <text:p>0.9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target+Depwords: majority</text:p>
          </table:table-cell>
          <table:table-cell office:value-type="float" office:value="0.906" calcext:value-type="float">
            <text:p>0.91</text:p>
          </table:table-cell>
          <table:table-cell office:value-type="float" office:value="0.8" calcext:value-type="float">
            <text:p>0.80</text:p>
          </table:table-cell>
          <table:table-cell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target+Depwords: ranks</text:p>
          </table:table-cell>
          <table:table-cell office:value-type="float" office:value="0.903" calcext:value-type="float">
            <text:p>0.90</text:p>
          </table:table-cell>
          <table:table-cell office:value-type="float" office:value="0.467" calcext:value-type="float">
            <text:p>0.47</text:p>
          </table:table-cell>
          <table:table-cell office:value-type="float" office:value="0.616" calcext:value-type="float">
            <text:p>0.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target+Depwords: sum</text:p>
          </table:table-cell>
          <table:table-cell office:value-type="float" office:value="0.943" calcext:value-type="float">
            <text:p>0.94</text:p>
          </table:table-cell>
          <table:table-cell office:value-type="float" office:value="0.833" calcext:value-type="float">
            <text:p>0.83</text:p>
          </table:table-cell>
          <table:table-cell office:value-type="float" office:value="0.885" calcext:value-type="float">
            <text:p>0.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: majority</text:p>
          </table:table-cell>
          <table:table-cell table:number-columns-repeated="3" office:value-type="float" office:value="0.933" calcext:value-type="float">
            <text:p>0.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: ranks</text:p>
          </table:table-cell>
          <table:table-cell office:value-type="float" office:value="1" calcext:value-type="float">
            <text:p>1.00</text:p>
          </table:table-cell>
          <table:table-cell office:value-type="float" office:value="0.717" calcext:value-type="float">
            <text:p>0.72</text:p>
          </table:table-cell>
          <table:table-cell office:value-type="float" office:value="0.835" calcext:value-type="float">
            <text:p>0.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usters+Depsall+Depwords: sum</text:p>
          </table:table-cell>
          <table:table-cell table:number-columns-repeated="3" office:value-type="float" office:value="0.9" calcext:value-type="float">
            <text:p>0.90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798.24pt" svg:height="254.83pt" svg:x="554.49pt" svg:y="329.3pt">
            <draw:object draw:notify-on-update-of-ranges="Sheet2.B16:Sheet2.C25 Sheet2.D15:Sheet2.D15 Sheet2.D16:Sheet2.D25 Sheet2.E15:Sheet2.E15 Sheet2.E16:Sheet2.E25 Sheet2.F15:Sheet2.F15 Sheet2.F16:Sheet2.F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59.86pt" svg:height="254.83pt" svg:x="245.48pt" svg:y="713.91pt">
            <draw:object draw:notify-on-update-of-ranges="Sheet2.M2:Sheet2.N11 Sheet2.O1:Sheet2.O1 Sheet2.O2:Sheet2.O11 Sheet2.P1:Sheet2.P1 Sheet2.P2:Sheet2.P11 Sheet2.Q1:Sheet2.Q1 Sheet2.Q2:Sheet2.Q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column table:style-name="co4" table:number-columns-repeated="2" table:default-cell-style-name="ce3"/>
        <table:table-column table:style-name="co4" table:number-columns-repeated="12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number-columns-repeated="6"/>
          <table:table-cell table:style-name="ce1" table:number-columns-repeated="2"/>
          <table:table-cell/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Feature comb.</text:p>
          </table:table-cell>
          <table:table-cell office:value-type="string" calcext:value-type="string">
            <text:p>DepstargetCoocsClustersTrigramstarget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7"/>
          <table:table-cell office:value-type="string" calcext:value-type="string">
            <text:p>Feature comb.</text:p>
          </table:table-cell>
          <table:table-cell office:value-type="string" calcext:value-type="string">
            <text:p>DepsallCoocsClusters</text:p>
          </table:table-cell>
          <table:table-cell table:number-columns-repeated="3" table:style-name="ce3" office:value-type="float" office:value="0.917" calcext:value-type="float">
            <text:p>0.92</text:p>
          </table:table-cell>
        </table:table-row>
        <table:table-row table:style-name="ro1">
          <table:table-cell/>
          <table:table-cell office:value-type="string" calcext:value-type="string">
            <text:p>DepsallCoocsClustersTrigramsall</text:p>
          </table:table-cell>
          <table:table-cell table:style-name="ce3" office:value-type="float" office:value="0.917" calcext:value-type="float">
            <text:p>0.92</text:p>
          </table:table-cell>
          <table:table-cell table:number-columns-repeated="2" office:value-type="float" office:value="0.917" calcext:value-type="float">
            <text:p>0.92</text:p>
          </table:table-cell>
          <table:table-cell table:number-columns-repeated="8"/>
          <table:table-cell office:value-type="string" calcext:value-type="string">
            <text:p>DepstargetCoocsClusters</text:p>
          </table:table-cell>
          <table:table-cell table:number-columns-repeated="3" table:style-name="ce3"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DepstargetCoocsClusters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8"/>
          <table:table-cell office:value-type="string" calcext:value-type="string">
            <text:p>DepsallCoocsClustersTrigramsall</text:p>
          </table:table-cell>
          <table:table-cell table:number-columns-repeated="3" table:style-name="ce3" office:value-type="float" office:value="0.917" calcext:value-type="float">
            <text:p>0.92</text:p>
          </table:table-cell>
        </table:table-row>
        <table:table-row table:style-name="ro1">
          <table:table-cell/>
          <table:table-cell office:value-type="string" calcext:value-type="string">
            <text:p>DepsallCoocsClusters</text:p>
          </table:table-cell>
          <table:table-cell table:style-name="ce3" office:value-type="float" office:value="0.917" calcext:value-type="float">
            <text:p>0.92</text:p>
          </table:table-cell>
          <table:table-cell table:number-columns-repeated="2" office:value-type="float" office:value="0.917" calcext:value-type="float">
            <text:p>0.92</text:p>
          </table:table-cell>
          <table:table-cell table:number-columns-repeated="8"/>
          <table:table-cell office:value-type="string" calcext:value-type="string">
            <text:p>DepstargetCoocsClustersTrigramstarget</text:p>
          </table:table-cell>
          <table:table-cell table:number-columns-repeated="3" table:style-name="ce3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ingle models</text:p>
          </table:table-cell>
          <table:table-cell office:value-type="string" calcext:value-type="string">
            <text:p>Clusters</text:p>
          </table:table-cell>
          <table:table-cell table:style-name="ce3" office:value-type="float" office:value="0.796" calcext:value-type="float">
            <text:p>0.80</text:p>
          </table:table-cell>
          <table:table-cell office:value-type="float" office:value="0.683" calcext:value-type="float">
            <text:p>0.68</text:p>
          </table:table-cell>
          <table:table-cell office:value-type="float" office:value="0.953" calcext:value-type="float">
            <text:p>0.95</text:p>
          </table:table-cell>
          <table:table-cell table:number-columns-repeated="7"/>
          <table:table-cell office:value-type="string" calcext:value-type="string">
            <text:p>Single models</text:p>
          </table:table-cell>
          <table:table-cell office:value-type="string" calcext:value-type="string">
            <text:p>Trigramall</text:p>
          </table:table-cell>
          <table:table-cell table:style-name="ce3" office:value-type="float" office:value="0.667" calcext:value-type="float">
            <text:p>0.6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84" calcext:value-type="float">
            <text:p>0.68</text:p>
          </table:table-cell>
        </table:table-row>
        <table:table-row table:style-name="ro1">
          <table:table-cell/>
          <table:table-cell office:value-type="string" calcext:value-type="string">
            <text:p>Depwords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8"/>
          <table:table-cell office:value-type="string" calcext:value-type="string">
            <text:p>Trigramtarget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3" calcext:value-type="float">
            <text:p>0.08</text:p>
          </table:table-cell>
          <table:table-cell table:style-name="ce3" office:value-type="float" office:value="0.455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Deptarget</text:p>
          </table:table-cell>
          <table:table-cell table:style-name="ce3" office:value-type="float" office:value="0.468" calcext:value-type="float">
            <text:p>0.47</text:p>
          </table:table-cell>
          <table:table-cell office:value-type="float" office:value="0.367" calcext:value-type="float">
            <text:p>0.37</text:p>
          </table:table-cell>
          <table:table-cell office:value-type="float" office:value="0.647" calcext:value-type="float">
            <text:p>0.65</text:p>
          </table:table-cell>
          <table:table-cell table:number-columns-repeated="8"/>
          <table:table-cell office:value-type="string" calcext:value-type="string">
            <text:p>Depall</text:p>
          </table:table-cell>
          <table:table-cell table:number-columns-repeated="3" table:style-name="ce3" office:value-type="float" office:value="0.9" calcext:value-type="float">
            <text:p>0.90</text:p>
          </table:table-cell>
        </table:table-row>
        <table:table-row table:style-name="ro1">
          <table:table-cell/>
          <table:table-cell office:value-type="string" calcext:value-type="string">
            <text:p>Depall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2" office:value-type="float" office:value="0.9" calcext:value-type="float">
            <text:p>0.90</text:p>
          </table:table-cell>
          <table:table-cell table:number-columns-repeated="8"/>
          <table:table-cell office:value-type="string" calcext:value-type="string">
            <text:p>Deptarget</text:p>
          </table:table-cell>
          <table:table-cell table:style-name="ce3" office:value-type="float" office:value="0.468" calcext:value-type="float">
            <text:p>0.47</text:p>
          </table:table-cell>
          <table:table-cell table:style-name="ce3" office:value-type="float" office:value="0.367" calcext:value-type="float">
            <text:p>0.37</text:p>
          </table:table-cell>
          <table:table-cell table:style-name="ce3" office:value-type="float" office:value="0.647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Trigramtarget</text:p>
          </table:table-cell>
          <table:table-cell table:style-name="ce3" office:value-type="float" office:value="0.14" calcext:value-type="float">
            <text:p>0.14</text:p>
          </table:table-cell>
          <table:table-cell office:value-type="float" office:value="0.083" calcext:value-type="float">
            <text:p>0.08</text:p>
          </table:table-cell>
          <table:table-cell office:value-type="float" office:value="0.455" calcext:value-type="float">
            <text:p>0.46</text:p>
          </table:table-cell>
          <table:table-cell table:number-columns-repeated="8"/>
          <table:table-cell office:value-type="string" calcext:value-type="string">
            <text:p>Depwords</text:p>
          </table:table-cell>
          <table:table-cell table:number-columns-repeated="3" table:style-name="ce3"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Trigramall</text:p>
          </table:table-cell>
          <table:table-cell table:style-name="ce3" office:value-type="float" office:value="0.6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684" calcext:value-type="float">
            <text:p>0.68</text:p>
          </table:table-cell>
          <table:table-cell table:number-columns-repeated="8"/>
          <table:table-cell office:value-type="string" calcext:value-type="string">
            <text:p>Clusters</text:p>
          </table:table-cell>
          <table:table-cell table:style-name="ce3" office:value-type="float" office:value="0.796" calcext:value-type="float">
            <text:p>0.80</text:p>
          </table:table-cell>
          <table:table-cell table:style-name="ce3" office:value-type="float" office:value="0.683" calcext:value-type="float">
            <text:p>0.68</text:p>
          </table:table-cell>
          <table:table-cell table:style-name="ce3" office:value-type="float" office:value="0.953" calcext:value-type="float">
            <text:p>0.9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table:number-columns-repeated="2"/>
          <table:table-cell/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eature comb.</text:p>
          </table:table-cell>
          <table:table-cell office:value-type="string" calcext:value-type="string">
            <text:p>DepstargetCoocsClustersTrigramstarget</text:p>
          </table:table-cell>
          <table:table-cell table:number-columns-repeated="2" office:value-type="float" office:value="0.917" calcext:value-type="float">
            <text:p>0.92</text:p>
          </table:table-cell>
          <table:table-cell table:style-name="ce3" office:value-type="float" office:value="0.917" calcext:value-type="float">
            <text:p>0.9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sallCoocsClustersTrigramsall</text:p>
          </table:table-cell>
          <table:table-cell table:number-columns-repeated="2" office:value-type="float" office:value="0.95" calcext:value-type="float">
            <text:p>0.95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stargetCoocsClusters</text:p>
          </table:table-cell>
          <table:table-cell table:number-columns-repeated="2" office:value-type="float" office:value="0.917" calcext:value-type="float">
            <text:p>0.92</text:p>
          </table:table-cell>
          <table:table-cell table:style-name="ce3" office:value-type="float" office:value="0.917" calcext:value-type="float">
            <text:p>0.9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sallCoocsClusters</text:p>
          </table:table-cell>
          <table:table-cell table:number-columns-repeated="2" office:value-type="float" office:value="0.95" calcext:value-type="float">
            <text:p>0.95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gle models</text:p>
          </table:table-cell>
          <table:table-cell office:value-type="string" calcext:value-type="string">
            <text:p>Clusters</text:p>
          </table:table-cell>
          <table:table-cell office:value-type="float" office:value="0.6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table:style-name="ce3" office:value-type="float" office:value="0.684" calcext:value-type="float">
            <text:p>0.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words</text:p>
          </table:table-cell>
          <table:table-cell office:value-type="float" office:value="0.14" calcext:value-type="float">
            <text:p>0.14</text:p>
          </table:table-cell>
          <table:table-cell office:value-type="float" office:value="0.083" calcext:value-type="float">
            <text:p>0.08</text:p>
          </table:table-cell>
          <table:table-cell table:style-name="ce3" office:value-type="float" office:value="0.455" calcext:value-type="float">
            <text:p>0.4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target</text:p>
          </table:table-cell>
          <table:table-cell table:number-columns-repeated="2" office:value-type="float" office:value="0.9" calcext:value-type="float">
            <text:p>0.90</text:p>
          </table:table-cell>
          <table:table-cell table:style-name="ce3" office:value-type="float" office:value="0.9" calcext:value-type="float">
            <text:p>0.9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pall</text:p>
          </table:table-cell>
          <table:table-cell office:value-type="float" office:value="0.468" calcext:value-type="float">
            <text:p>0.47</text:p>
          </table:table-cell>
          <table:table-cell office:value-type="float" office:value="0.367" calcext:value-type="float">
            <text:p>0.37</text:p>
          </table:table-cell>
          <table:table-cell table:style-name="ce3" office:value-type="float" office:value="0.647" calcext:value-type="float">
            <text:p>0.6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rigramtarget</text:p>
          </table:table-cell>
          <table:table-cell table:number-columns-repeated="2" office:value-type="float" office:value="0.95" calcext:value-type="float">
            <text:p>0.95</text:p>
          </table:table-cell>
          <table:table-cell table:style-name="ce3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rigramall</text:p>
          </table:table-cell>
          <table:table-cell office:value-type="float" office:value="0.796" calcext:value-type="float">
            <text:p>0.80</text:p>
          </table:table-cell>
          <table:table-cell office:value-type="float" office:value="0.683" calcext:value-type="float">
            <text:p>0.68</text:p>
          </table:table-cell>
          <table:table-cell table:style-name="ce3" office:value-type="float" office:value="0.953" calcext:value-type="float">
            <text:p>0.95</text:p>
          </table:table-cell>
          <table:table-cell table:number-columns-repeated="11"/>
        </table:table-row>
      </table:table>
      <table:table table:name="Sheet3" table:style-name="ta1">
        <table:shapes>
          <draw:frame draw:z-index="0" draw:style-name="gr1" draw:text-style-name="P1" svg:width="763.65pt" svg:height="255.32pt" svg:x="629.6pt" svg:y="116.56pt">
            <draw:object draw:notify-on-update-of-ranges="Sheet3.A2:Sheet3.A16 Sheet3.B1:Sheet3.B1 Sheet3.B2:Sheet3.B16 Sheet3.C1:Sheet3.C1 Sheet3.C2:Sheet3.C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54.36pt" svg:height="255.34pt" svg:x="600.35pt" svg:y="402.89pt">
            <draw:object draw:notify-on-update-of-ranges="Sheet3.A20:Sheet3.A29 Sheet3.B19:Sheet3.B19 Sheet3.B20:Sheet3.B29 Sheet3.C19:Sheet3.C19 Sheet3.C20:Sheet3.C2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4"/>
        <table:table-column table:style-name="co4" table:number-columns-repeated="2" table:default-cell-style-name="ce4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kWaC</text:p>
          </table:table-cell>
        </table:table-row>
        <table:table-row table:style-name="ro1">
          <table:table-cell office:value-type="string" calcext:value-type="string">
            <text:p>Clusters+Depstarget+Depwords: majority</text:p>
          </table:table-cell>
          <table:table-cell office:value-type="float" office:value="0.665" calcext:value-type="float">
            <text:p>0.665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Clusters+Depstarget: majority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Depwor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string" calcext:value-type="string">
            <text:p>Clusters+Depsall+Depwords+Trigramsall: majority</text:p>
          </table:table-cell>
          <table:table-cell office:value-type="float" office:value="0.688" calcext:value-type="float">
            <text:p>0.688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string" calcext:value-type="string">
            <text:p>Clusters+Depsall+Depwords: majority</text:p>
          </table:table-cell>
          <table:table-cell office:value-type="float" office:value="0.688" calcext:value-type="float">
            <text:p>0.688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Depall</text:p>
          </table:table-cell>
          <table:table-cell office:value-type="float" office:value="0.689" calcext:value-type="float">
            <text:p>0.689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Clusters+Depsall+Depwords+Trigramsall: ranks no rej.</text:p>
          </table:table-cell>
          <table:table-cell office:value-type="float" office:value="0.69" calcext:value-type="float">
            <text:p>0.6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DepsallCoocsClusters</text:p>
          </table:table-cell>
          <table:table-cell office:value-type="float" office:value="0.691" calcext:value-type="float">
            <text:p>0.69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Clusters+Depsall+Depwords+Trigramsall: weighted avg.</text:p>
          </table:table-cell>
          <table:table-cell office:value-type="float" office:value="0.693" calcext:value-type="float">
            <text:p>0.693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Clusters+Depsall+Depwords: weighted avg.</text:p>
          </table:table-cell>
          <table:table-cell office:value-type="float" office:value="0.693" calcext:value-type="float">
            <text:p>0.693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 office:value-type="string" calcext:value-type="string">
            <text:p>DepstargetCoocsClusters</text:p>
          </table:table-cell>
          <table:table-cell office:value-type="float" office:value="0.694" calcext:value-type="float">
            <text:p>0.694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Clusters+Depstarget+Depwords: weighted avg.</text:p>
          </table:table-cell>
          <table:table-cell office:value-type="float" office:value="0.695" calcext:value-type="float">
            <text:p>0.695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string" calcext:value-type="string">
            <text:p>Clusters+Depstarget+Depwords+Trigramstarget: weighted avg.</text:p>
          </table:table-cell>
          <table:table-cell office:value-type="float" office:value="0.696" calcext:value-type="float">
            <text:p>0.696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DepsallCoocsClustersTrigramsall</text:p>
          </table:table-cell>
          <table:table-cell office:value-type="float" office:value="0.697" calcext:value-type="float">
            <text:p>0.697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string" calcext:value-type="string">
            <text:p>DepstargetCoocsClustersTrigramstarget</text:p>
          </table:table-cell>
          <table:table-cell office:value-type="float" office:value="0.698" calcext:value-type="float">
            <text:p>0.698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ukWaC</text:p>
          </table:table-cell>
          <table:table-cell office:value-type="string" calcext:value-type="string">
            <text:p>Wikipedia</text:p>
          </table:table-cell>
        </table:table-row>
        <table:table-row table:style-name="ro1">
          <table:table-cell office:value-type="string" calcext:value-type="string">
            <text:p>Clusters+Depstarget+Depwords: majority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 office:value-type="string" calcext:value-type="string">
            <text:p>Clusters+Depstarget: majority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string" calcext:value-type="string">
            <text:p>Depwords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string" calcext:value-type="string">
            <text:p>Clusters+Depsall+Depwords+Trigramsall: majority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Clusters+Depsall+Depwords: majority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Depall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string" calcext:value-type="string">
            <text:p>Clusters+Depsall+Depwords+Trigramsall: ranks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epsallCoocsCluster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Clusters+Depsall+Depwords+Trigramsall: sum</text:p>
          </table:table-cell>
          <table:table-cell office:value-type="float" office:value="0.679" calcext:value-type="float">
            <text:p>0.679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Clusters+Depsall+Depwords: sum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3" calcext:value-type="float">
            <text:p>0.693</text:p>
          </table:table-cell>
        </table:table-row>
      </table:table>
      <table:named-expressions/>
      <table:database-ranges>
        <table:database-range table:name="__Anonymous_Sheet_DB__2" table:target-range-address="Sheet3.A1:Sheet3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3:31:00.9535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4T22:52:18.751428000</dc:date>
    <meta:editing-duration>PT10H8M27S</meta:editing-duration>
    <meta:editing-cycles>5</meta:editing-cycles>
    <meta:generator>LibreOffice/4.4.4.3$MacOSX_X86_64 LibreOffice_project/2c39ebcf046445232b798108aa8a7e7d89552ea8</meta:generator>
    <meta:document-statistic meta:table-count="3" meta:cell-count="310" meta:object-count="5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55cm" svg:height="8.991cm" xlink:href=".." xlink:type="simple" chart:class="chart:bar" chart:column-mapping="2 1 0" chart:style-name="ch1">
        <chart:legend chart:legend-position="end" svg:x="27.655cm" svg:y="3.734cm" style:legend-expansion="high" chart:style-name="ch2"/>
        <chart:plot-area chart:style-name="ch3" table:cell-range-address="a.A1:a.E12" chart:data-source-has-labels="both" svg:x="0.597cm" svg:y="0.179cm" svg:width="26.461cm" svg:height="8.633cm">
          <chartooo:coordinate-region svg:x="9.652cm" svg:y="0.179cm" svg:width="17.066cm" svg:height="8.01cm"/>
          <chart:axis chart:dimension="x" chart:name="primary-x" chart:style-name="ch4" chartooo:axis-type="auto">
            <chartooo:date-scale/>
            <chart:categories table:cell-range-address="a.A2:a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.E2:a.E12" chart:label-cell-address="a.E1:a.E1" chart:class="chart:bar">
            <chart:data-point chart:repeated="11"/>
          </chart:series>
          <chart:series chart:style-name="ch8" chart:values-cell-range-address="a.D2:a.D12" chart:label-cell-address="a.D1:a.D1" chart:class="chart:bar">
            <chart:data-point chart:repeated="11"/>
          </chart:series>
          <chart:series chart:style-name="ch9" chart:values-cell-range-address="a.C2:a.C12" chart:label-cell-address="a.C1:a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a.E1:a.E1</svg:desc>
                </draw:g>
              </table:table-cell>
              <table:table-cell office:value-type="string">
                <text:p>Recall</text:p>
                <draw:g>
                  <svg:desc>a.D1:a.D1</svg:desc>
                </draw:g>
              </table:table-cell>
              <table:table-cell office:value-type="string">
                <text:p>Precision</text:p>
                <draw:g>
                  <svg:desc>a.C1: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models Clusters</text:p>
                <text:list>
                  <text:list-item>
                    <text:p>Single models</text:p>
                  </text:list-item>
                  <text:list-item>
                    <text:p>Clusters</text:p>
                  </text:list-item>
                </text:list>
                <draw:g>
                  <svg:desc>a.A2:a.B12</svg:desc>
                </draw:g>
              </table:table-cell>
              <table:table-cell office:value-type="float" office:value="0.796">
                <text:p>0.796</text:p>
                <draw:g>
                  <svg:desc>a.E2:a.E12</svg:desc>
                </draw:g>
              </table:table-cell>
              <table:table-cell office:value-type="float" office:value="0.683">
                <text:p>0.683</text:p>
                <draw:g>
                  <svg:desc>a.D2:a.D12</svg:desc>
                </draw:g>
              </table:table-cell>
              <table:table-cell office:value-type="float" office:value="0.953">
                <text:p>0.953</text:p>
                <draw:g>
                  <svg:desc>a.C2:a.C12</svg:desc>
                </draw:g>
              </table:table-cell>
            </table:table-row>
            <table:table-row>
              <table:table-cell office:value-type="string">
                <text:p>Single models Depwords</text:p>
                <text:list>
                  <text:list-item>
                    <text:p/>
                  </text:list-item>
                  <text:list-item>
                    <text:p>Depwords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ingle models Deptarget</text:p>
                <text:list>
                  <text:list-item>
                    <text:p/>
                  </text:list-item>
                  <text:list-item>
                    <text:p>Deptarget</text:p>
                  </text:list-item>
                </text:list>
              </table:table-cell>
              <table:table-cell office:value-type="float" office:value="0.468">
                <text:p>0.468</text:p>
              </table:table-cell>
              <table:table-cell office:value-type="float" office:value="0.367">
                <text:p>0.3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Single models Depall</text:p>
                <text:list>
                  <text:list-item>
                    <text:p/>
                  </text:list-item>
                  <text:list-item>
                    <text:p>Depall</text:p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ingle models Trigramtarget</text:p>
                <text:list>
                  <text:list-item>
                    <text:p/>
                  </text:list-item>
                  <text:list-item>
                    <text:p>Trigramtarget</text:p>
                  </text:list-item>
                </text:list>
              </table:table-cell>
              <table:table-cell office:value-type="float" office:value="0.14">
                <text:p>0.14</text:p>
              </table:table-cell>
              <table:table-cell office:value-type="float" office:value="0.083">
                <text:p>0.08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Single models Trigramall</text:p>
                <text:list>
                  <text:list-item>
                    <text:p/>
                  </text:list-item>
                  <text:list-item>
                    <text:p>Trigramall</text:p>
                  </text:list-item>
                </text:list>
              </table:table-cell>
              <table:table-cell office:value-type="float" office:value="0.667">
                <text:p>0.667</text:p>
              </table:table-cell>
              <table:table-cell office:value-type="float" office:value="0.65">
                <text:p>0.6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ingle models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ature comb. DepstargetCoocsClustersTrigramstarget</text:p>
                <text:list>
                  <text:list-item>
                    <text:p>Feature comb.</text:p>
                  </text:list-item>
                  <text:list-item>
                    <text:p>DepstargetCoocsClustersTrigramstarget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Feature comb. DepsallCoocsClustersTrigramsall</text:p>
                <text:list>
                  <text:list-item>
                    <text:p/>
                  </text:list-item>
                  <text:list-item>
                    <text:p>DepsallCoocsClustersTrigramsall</text:p>
                  </text:list-item>
                </text:list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Feature comb. DepstargetCoocsClusters</text:p>
                <text:list>
                  <text:list-item>
                    <text:p/>
                  </text:list-item>
                  <text:list-item>
                    <text:p>DepstargetCoocsClusters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Feature comb. DepsallCoocsClusters</text:p>
                <text:list>
                  <text:list-item>
                    <text:p/>
                  </text:list-item>
                  <text:list-item>
                    <text:p>DepsallCoocsClusters</text:p>
                  </text:list-item>
                </text:list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61cm" svg:height="8.991cm" xlink:href=".." xlink:type="simple" chart:class="chart:bar" chart:style-name="ch1">
        <chart:legend chart:legend-position="end" svg:x="25.705cm" svg:y="3.734cm" style:legend-expansion="high" chart:style-name="ch2"/>
        <chart:plot-area chart:style-name="ch3" table:cell-range-address="Sheet2.B15:Sheet2.F25" chart:data-source-has-labels="both" svg:x="0.563cm" svg:y="0.179cm" svg:width="24.579cm" svg:height="8.633cm">
          <chartooo:coordinate-region svg:x="9.618cm" svg:y="0.179cm" svg:width="15.184cm" svg:height="8.01cm"/>
          <chart:axis chart:dimension="x" chart:name="primary-x" chart:style-name="ch4" chartooo:axis-type="auto">
            <chartooo:date-scale/>
            <chart:categories table:cell-range-address="Sheet2.B16:Sheet2.C2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2.D16:Sheet2.D25" chart:label-cell-address="Sheet2.D15:Sheet2.D15" chart:class="chart:bar">
            <chart:data-point chart:repeated="10"/>
          </chart:series>
          <chart:series chart:style-name="ch8" chart:values-cell-range-address="Sheet2.E16:Sheet2.E25" chart:label-cell-address="Sheet2.E15:Sheet2.E15" chart:class="chart:bar">
            <chart:data-point chart:repeated="10"/>
          </chart:series>
          <chart:series chart:style-name="ch9" chart:values-cell-range-address="Sheet2.F16:Sheet2.F25" chart:label-cell-address="Sheet2.F15:Sheet2.F15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-measure</text:p>
                <draw:g>
                  <svg:desc>Sheet2.D15:Sheet2.D15</svg:desc>
                </draw:g>
              </table:table-cell>
              <table:table-cell office:value-type="string">
                <text:p>Recall</text:p>
                <draw:g>
                  <svg:desc>Sheet2.E15:Sheet2.E15</svg:desc>
                </draw:g>
              </table:table-cell>
              <table:table-cell office:value-type="string">
                <text:p>Precision</text:p>
                <draw:g>
                  <svg:desc>Sheet2.F15:Sheet2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ature comb. DepstargetCoocsClustersTrigramstarget</text:p>
                <text:list>
                  <text:list-item>
                    <text:p>Feature comb.</text:p>
                  </text:list-item>
                  <text:list-item>
                    <text:p>DepstargetCoocsClustersTrigramstarget</text:p>
                  </text:list-item>
                </text:list>
                <draw:g>
                  <svg:desc>Sheet2.B16:Sheet2.C25</svg:desc>
                </draw:g>
              </table:table-cell>
              <table:table-cell office:value-type="float" office:value="0.917">
                <text:p>0.917</text:p>
                <draw:g>
                  <svg:desc>Sheet2.D16:Sheet2.D25</svg:desc>
                </draw:g>
              </table:table-cell>
              <table:table-cell office:value-type="float" office:value="0.917">
                <text:p>0.917</text:p>
                <draw:g>
                  <svg:desc>Sheet2.E16:Sheet2.E25</svg:desc>
                </draw:g>
              </table:table-cell>
              <table:table-cell office:value-type="float" office:value="0.917">
                <text:p>0.917</text:p>
                <draw:g>
                  <svg:desc>Sheet2.F16:Sheet2.F25</svg:desc>
                </draw:g>
              </table:table-cell>
            </table:table-row>
            <table:table-row>
              <table:table-cell office:value-type="string">
                <text:p>Feature comb. DepsallCoocsClustersTrigramsall</text:p>
                <text:list>
                  <text:list-item>
                    <text:p/>
                  </text:list-item>
                  <text:list-item>
                    <text:p>DepsallCoocsClustersTrigramsall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Feature comb. DepstargetCoocsClusters</text:p>
                <text:list>
                  <text:list-item>
                    <text:p/>
                  </text:list-item>
                  <text:list-item>
                    <text:p>DepstargetCoocsClusters</text:p>
                  </text:list-item>
                </text:list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Feature comb. DepsallCoocsClusters</text:p>
                <text:list>
                  <text:list-item>
                    <text:p/>
                  </text:list-item>
                  <text:list-item>
                    <text:p>DepsallCoocsClusters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ingle models Clusters</text:p>
                <text:list>
                  <text:list-item>
                    <text:p>Single models</text:p>
                  </text:list-item>
                  <text:list-item>
                    <text:p>Clusters</text:p>
                  </text:list-item>
                </text:list>
              </table:table-cell>
              <table:table-cell office:value-type="float" office:value="0.667">
                <text:p>0.667</text:p>
              </table:table-cell>
              <table:table-cell office:value-type="float" office:value="0.65">
                <text:p>0.6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ingle models Depwords</text:p>
                <text:list>
                  <text:list-item>
                    <text:p/>
                  </text:list-item>
                  <text:list-item>
                    <text:p>Depwords</text:p>
                  </text:list-item>
                </text:list>
              </table:table-cell>
              <table:table-cell office:value-type="float" office:value="0.14">
                <text:p>0.14</text:p>
              </table:table-cell>
              <table:table-cell office:value-type="float" office:value="0.083">
                <text:p>0.08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Single models Deptarget</text:p>
                <text:list>
                  <text:list-item>
                    <text:p/>
                  </text:list-item>
                  <text:list-item>
                    <text:p>Deptarget</text:p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ingle models Depall</text:p>
                <text:list>
                  <text:list-item>
                    <text:p/>
                  </text:list-item>
                  <text:list-item>
                    <text:p>Depall</text:p>
                  </text:list-item>
                </text:list>
              </table:table-cell>
              <table:table-cell office:value-type="float" office:value="0.468">
                <text:p>0.468</text:p>
              </table:table-cell>
              <table:table-cell office:value-type="float" office:value="0.367">
                <text:p>0.3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Single models Trigramtarget</text:p>
                <text:list>
                  <text:list-item>
                    <text:p/>
                  </text:list-item>
                  <text:list-item>
                    <text:p>Trigramtarget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ingle models Trigramall</text:p>
                <text:list>
                  <text:list-item>
                    <text:p/>
                  </text:list-item>
                  <text:list-item>
                    <text:p>Trigramall</text:p>
                  </text:list-item>
                </text:list>
              </table:table-cell>
              <table:table-cell office:value-type="float" office:value="0.796">
                <text:p>0.796</text:p>
              </table:table-cell>
              <table:table-cell office:value-type="float" office:value="0.683">
                <text:p>0.683</text:p>
              </table:table-cell>
              <table:table-cell office:value-type="float" office:value="0.953">
                <text:p>0.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aximum="1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 style:data-style-name="N4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fill-color="#cccc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07cm" svg:height="8.991cm" xlink:href=".." xlink:type="simple" chart:class="chart:bar" chart:style-name="ch1">
        <chart:legend svg:x="4.147cm" svg:y="0.475cm" style:legend-expansion="custom" chartooo:width="2.545cm" chartooo:height="1.732cm" style:legend-expansion-aspect-ratio="1.46939953810624" chart:style-name="ch2"/>
        <chart:plot-area chart:style-name="ch3" table:cell-range-address="Sheet2.M1:Sheet2.Q11" chart:data-source-has-labels="both" svg:x="0.536cm" svg:y="0.179cm" svg:width="25.735cm" svg:height="8.633cm">
          <chartooo:coordinate-region svg:x="10.197cm" svg:y="0.179cm" svg:width="15.711cm" svg:height="7.94cm"/>
          <chart:axis chart:dimension="x" chart:name="primary-x" chart:style-name="ch4" chartooo:axis-type="auto">
            <chartooo:date-scale/>
            <chart:categories table:cell-range-address="Sheet2.M2:Sheet2.N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2.O2:Sheet2.O11" chart:label-cell-address="Sheet2.O1:Sheet2.O1" chart:class="chart:bar">
            <chart:data-point chart:repeated="10"/>
          </chart:series>
          <chart:series chart:style-name="ch8" chart:values-cell-range-address="Sheet2.P2:Sheet2.P11" chart:label-cell-address="Sheet2.P1:Sheet2.P1" chart:class="chart:bar">
            <chart:data-point chart:repeated="10"/>
          </chart:series>
          <chart:series chart:style-name="ch9" chart:values-cell-range-address="Sheet2.Q2:Sheet2.Q11" chart:label-cell-address="Sheet2.Q1:Sheet2.Q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-measure</text:p>
                <draw:g>
                  <svg:desc>Sheet2.O1:Sheet2.O1</svg:desc>
                </draw:g>
              </table:table-cell>
              <table:table-cell office:value-type="string">
                <text:p>Recall</text:p>
                <draw:g>
                  <svg:desc>Sheet2.P1:Sheet2.P1</svg:desc>
                </draw:g>
              </table:table-cell>
              <table:table-cell office:value-type="string">
                <text:p>Precision</text:p>
                <draw:g>
                  <svg:desc>Sheet2.Q1:Sheet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ature comb. DepsallCoocsClusters</text:p>
                <text:list>
                  <text:list-item>
                    <text:p>Feature comb.</text:p>
                  </text:list-item>
                  <text:list-item>
                    <text:p>DepsallCoocsClusters</text:p>
                  </text:list-item>
                </text:list>
                <draw:g>
                  <svg:desc>Sheet2.M2:Sheet2.N11</svg:desc>
                </draw:g>
              </table:table-cell>
              <table:table-cell office:value-type="float" office:value="0.917">
                <text:p>0.917</text:p>
                <draw:g>
                  <svg:desc>Sheet2.O2:Sheet2.O11</svg:desc>
                </draw:g>
              </table:table-cell>
              <table:table-cell office:value-type="float" office:value="0.917">
                <text:p>0.917</text:p>
                <draw:g>
                  <svg:desc>Sheet2.P2:Sheet2.P11</svg:desc>
                </draw:g>
              </table:table-cell>
              <table:table-cell office:value-type="float" office:value="0.917">
                <text:p>0.917</text:p>
                <draw:g>
                  <svg:desc>Sheet2.Q2:Sheet2.Q11</svg:desc>
                </draw:g>
              </table:table-cell>
            </table:table-row>
            <table:table-row>
              <table:table-cell office:value-type="string">
                <text:p>Feature comb. DepstargetCoocsClusters</text:p>
                <text:list>
                  <text:list-item>
                    <text:p/>
                  </text:list-item>
                  <text:list-item>
                    <text:p>DepstargetCoocsClusters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Feature comb. DepsallCoocsClustersTrigramsall</text:p>
                <text:list>
                  <text:list-item>
                    <text:p/>
                  </text:list-item>
                  <text:list-item>
                    <text:p>DepsallCoocsClustersTrigramsall</text:p>
                  </text:list-item>
                </text:list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Feature comb. DepstargetCoocsClustersTrigramstarget</text:p>
                <text:list>
                  <text:list-item>
                    <text:p/>
                  </text:list-item>
                  <text:list-item>
                    <text:p>DepstargetCoocsClustersTrigramstarget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ingle models Trigramall</text:p>
                <text:list>
                  <text:list-item>
                    <text:p>Single models</text:p>
                  </text:list-item>
                  <text:list-item>
                    <text:p>Trigramall</text:p>
                  </text:list-item>
                </text:list>
              </table:table-cell>
              <table:table-cell office:value-type="float" office:value="0.667">
                <text:p>0.667</text:p>
              </table:table-cell>
              <table:table-cell office:value-type="float" office:value="0.65">
                <text:p>0.65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Single models Trigramtarget</text:p>
                <text:list>
                  <text:list-item>
                    <text:p/>
                  </text:list-item>
                  <text:list-item>
                    <text:p>Trigramtarget</text:p>
                  </text:list-item>
                </text:list>
              </table:table-cell>
              <table:table-cell office:value-type="float" office:value="0.14">
                <text:p>0.14</text:p>
              </table:table-cell>
              <table:table-cell office:value-type="float" office:value="0.083">
                <text:p>0.08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Single models Depall</text:p>
                <text:list>
                  <text:list-item>
                    <text:p/>
                  </text:list-item>
                  <text:list-item>
                    <text:p>Depall</text:p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ingle models Deptarget</text:p>
                <text:list>
                  <text:list-item>
                    <text:p/>
                  </text:list-item>
                  <text:list-item>
                    <text:p>Deptarget</text:p>
                  </text:list-item>
                </text:list>
              </table:table-cell>
              <table:table-cell office:value-type="float" office:value="0.468">
                <text:p>0.468</text:p>
              </table:table-cell>
              <table:table-cell office:value-type="float" office:value="0.367">
                <text:p>0.367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Single models Depwords</text:p>
                <text:list>
                  <text:list-item>
                    <text:p/>
                  </text:list-item>
                  <text:list-item>
                    <text:p>Depwords</text:p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Single models Clusters</text:p>
                <text:list>
                  <text:list-item>
                    <text:p/>
                  </text:list-item>
                  <text:list-item>
                    <text:p>Clusters</text:p>
                  </text:list-item>
                </text:list>
              </table:table-cell>
              <table:table-cell office:value-type="float" office:value="0.796">
                <text:p>0.796</text:p>
              </table:table-cell>
              <table:table-cell office:value-type="float" office:value="0.683">
                <text:p>0.683</text:p>
              </table:table-cell>
              <table:table-cell office:value-type="float" office:value="0.953">
                <text:p>0.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fo:font-weight="bold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65" chart:maximum="0.7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ccc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41cm" svg:height="9.008cm" xlink:href=".." xlink:type="simple" chart:class="chart:bar" chart:style-name="ch1">
        <chart:legend svg:x="23.484cm" svg:y="6.805cm" style:legend-expansion="custom" chartooo:width="2.498cm" chartooo:height="1.188cm" style:legend-expansion-aspect-ratio="2.1026936026936" chart:style-name="ch2"/>
        <chart:plot-area chart:style-name="ch3" table:cell-range-address="Sheet3.A1:Sheet3.C16" chart:data-source-has-labels="both" svg:x="0.538cm" svg:y="0.18cm" svg:width="25.865cm" svg:height="8.648cm">
          <chartooo:coordinate-region svg:x="11.532cm" svg:y="0.18cm" svg:width="14.613cm" svg:height="7.955cm"/>
          <chart:axis chart:dimension="x" chart:name="primary-x" chart:style-name="ch4" chartooo:axis-type="auto">
            <chartooo:date-scale/>
            <chart:categories table:cell-range-address="Sheet3.A2:Sheet3.A1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16" chart:label-cell-address="Sheet3.B1:Sheet3.B1" chart:class="chart:bar">
            <chart:data-point chart:repeated="15"/>
          </chart:series>
          <chart:series chart:style-name="ch8" chart:values-cell-range-address="Sheet3.C2:Sheet3.C16" chart:label-cell-address="Sheet3.C1:Sheet3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kipedia</text:p>
                <draw:g>
                  <svg:desc>Sheet3.B1:Sheet3.B1</svg:desc>
                </draw:g>
              </table:table-cell>
              <table:table-cell office:value-type="string">
                <text:p>ukWaC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s+Depstarget+Depwords: majority</text:p>
                <draw:g>
                  <svg:desc>Sheet3.A2:Sheet3.A16</svg:desc>
                </draw:g>
              </table:table-cell>
              <table:table-cell office:value-type="float" office:value="0.665">
                <text:p>0.665</text:p>
                <draw:g>
                  <svg:desc>Sheet3.B2:Sheet3.B16</svg:desc>
                </draw:g>
              </table:table-cell>
              <table:table-cell office:value-type="float" office:value="0.658">
                <text:p>0.658</text:p>
                <draw:g>
                  <svg:desc>Sheet3.C2:Sheet3.C16</svg:desc>
                </draw:g>
              </table:table-cell>
            </table:table-row>
            <table:table-row>
              <table:table-cell office:value-type="string">
                <text:p>Clusters+Depstarget: majority</text:p>
              </table:table-cell>
              <table:table-cell office:value-type="float" office:value="0.683">
                <text:p>0.683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Depwords</text:p>
              </table:table-cell>
              <table:table-cell office:value-type="float" office:value="0.684">
                <text:p>0.684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Clusters+Depsall+Depwords+Trigramsall: majority</text:p>
              </table:table-cell>
              <table:table-cell office:value-type="float" office:value="0.688">
                <text:p>0.688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>Clusters+Depsall+Depwords: majority</text:p>
              </table:table-cell>
              <table:table-cell office:value-type="float" office:value="0.688">
                <text:p>0.688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Depall</text:p>
              </table:table-cell>
              <table:table-cell office:value-type="float" office:value="0.689">
                <text:p>0.689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Clusters+Depsall+Depwords+Trigramsall: ranks no rej.</text:p>
              </table:table-cell>
              <table:table-cell office:value-type="float" office:value="0.69">
                <text:p>0.6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DepsallCoocsClusters</text:p>
              </table:table-cell>
              <table:table-cell office:value-type="float" office:value="0.691">
                <text:p>0.691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Clusters+Depsall+Depwords+Trigramsall: weighted avg.</text:p>
              </table:table-cell>
              <table:table-cell office:value-type="float" office:value="0.693">
                <text:p>0.693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Clusters+Depsall+Depwords: weighted avg.</text:p>
              </table:table-cell>
              <table:table-cell office:value-type="float" office:value="0.693">
                <text:p>0.693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DepstargetCoocsClusters</text:p>
              </table:table-cell>
              <table:table-cell office:value-type="float" office:value="0.694">
                <text:p>0.694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Clusters+Depstarget+Depwords: weighted avg.</text:p>
              </table:table-cell>
              <table:table-cell office:value-type="float" office:value="0.695">
                <text:p>0.695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>Clusters+Depstarget+Depwords+Trigramstarget: weighted avg.</text:p>
              </table:table-cell>
              <table:table-cell office:value-type="float" office:value="0.696">
                <text:p>0.696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DepsallCoocsClustersTrigramsall</text:p>
              </table:table-cell>
              <table:table-cell office:value-type="float" office:value="0.697">
                <text:p>0.697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DepstargetCoocsClustersTrigramstarget</text:p>
              </table:table-cell>
              <table:table-cell office:value-type="float" office:value="0.698">
                <text:p>0.698</text:p>
              </table:table-cell>
              <table:table-cell office:value-type="float" office:value="0.684">
                <text:p>0.6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65" chart:maximum="0.7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b2b2b2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41cm" svg:height="9.009cm" xlink:href=".." xlink:type="simple" chart:class="chart:bar" chart:style-name="ch1">
        <chart:legend svg:x="23.488cm" svg:y="3.022cm" style:legend-expansion="custom" chartooo:width="2.703cm" chartooo:height="1.188cm" style:legend-expansion-aspect-ratio="2.27525252525252" chart:style-name="ch2"/>
        <chart:plot-area chart:style-name="ch3" table:cell-range-address="Sheet3.A19:Sheet3.C29" chart:data-source-has-labels="both" svg:x="2.921cm" svg:y="0.178cm" svg:width="23.756cm" svg:height="5.029cm">
          <chartooo:coordinate-region svg:x="10.466cm" svg:y="0.178cm" svg:width="15.953cm" svg:height="4.336cm"/>
          <chart:axis chart:dimension="x" chart:name="primary-x" chart:style-name="ch4" chartooo:axis-type="auto">
            <chartooo:date-scale/>
            <chart:categories table:cell-range-address="Sheet3.A20:Sheet3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0:Sheet3.B29" chart:label-cell-address="Sheet3.B19:Sheet3.B19" chart:class="chart:bar">
            <chart:data-point chart:repeated="10"/>
          </chart:series>
          <chart:series chart:style-name="ch8" chart:values-cell-range-address="Sheet3.C20:Sheet3.C29" chart:label-cell-address="Sheet3.C19:Sheet3.C1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WaC</text:p>
                <draw:g>
                  <svg:desc>Sheet3.B19:Sheet3.B19</svg:desc>
                </draw:g>
              </table:table-cell>
              <table:table-cell office:value-type="string">
                <text:p>Wikipedia</text:p>
                <draw:g>
                  <svg:desc>Sheet3.C19:Sheet3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s+Depstarget+Depwords: majority</text:p>
                <draw:g>
                  <svg:desc>Sheet3.A20:Sheet3.A29</svg:desc>
                </draw:g>
              </table:table-cell>
              <table:table-cell office:value-type="float" office:value="0.658">
                <text:p>0.658</text:p>
                <draw:g>
                  <svg:desc>Sheet3.B20:Sheet3.B29</svg:desc>
                </draw:g>
              </table:table-cell>
              <table:table-cell office:value-type="float" office:value="0.665">
                <text:p>0.665</text:p>
                <draw:g>
                  <svg:desc>Sheet3.C20:Sheet3.C29</svg:desc>
                </draw:g>
              </table:table-cell>
            </table:table-row>
            <table:table-row>
              <table:table-cell office:value-type="string">
                <text:p>Clusters+Depstarget: majority</text:p>
              </table:table-cell>
              <table:table-cell office:value-type="float" office:value="0.671">
                <text:p>0.671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Depwords</text:p>
              </table:table-cell>
              <table:table-cell office:value-type="float" office:value="0.671">
                <text:p>0.671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Clusters+Depsall+Depwords+Trigramsall: majority</text:p>
              </table:table-cell>
              <table:table-cell office:value-type="float" office:value="0.673">
                <text:p>0.673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Clusters+Depsall+Depwords: majority</text:p>
              </table:table-cell>
              <table:table-cell office:value-type="float" office:value="0.674">
                <text:p>0.674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Depall</text:p>
              </table:table-cell>
              <table:table-cell office:value-type="float" office:value="0.667">
                <text:p>0.667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Clusters+Depsall+Depwords+Trigramsall: ranks</text:p>
              </table:table-cell>
              <table:table-cell office:value-type="float" office:value="0.675">
                <text:p>0.67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DepsallCoocsClusters</text:p>
              </table:table-cell>
              <table:table-cell office:value-type="float" office:value="0.683">
                <text:p>0.683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Clusters+Depsall+Depwords+Trigramsall: sum</text:p>
              </table:table-cell>
              <table:table-cell office:value-type="float" office:value="0.679">
                <text:p>0.679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Clusters+Depsall+Depwords: sum</text:p>
              </table:table-cell>
              <table:table-cell office:value-type="float" office:value="0.678">
                <text:p>0.678</text:p>
              </table:table-cell>
              <table:table-cell office:value-type="float" office:value="0.693">
                <text:p>0.6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